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2.0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imension</text:p>
          </table:table-cell>
          <table:table-cell office:value-type="string">
            <text:p>Execution time</text:p>
          </table:table-cell>
          <table:table-cell office:value-type="string">
            <text:p>Optimization</text:p>
          </table:table-cell>
          <table:table-cell office:value-type="string">
            <text:p>Metho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3782">
            <text:p>1.04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30835">
            <text:p>0.03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05147">
            <text:p>0.0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4242">
            <text:p>0.2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7271">
            <text:p>0.4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17411">
            <text:p>0.72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8849">
            <text:p>1.29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6707">
            <text:p>1.77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5907">
            <text:p>2.3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1581">
            <text:p>4.22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62838">
            <text:p>9.63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0808">
            <text:p>12.0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2639">
            <text:p>15.2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0461">
            <text:p>19.05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0.892">
            <text:p>0.8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6">
            <text:p>0.11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3">
            <text:p>0.3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68">
            <text:p>0.57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96">
            <text:p>1.96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24">
            <text:p>4.24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8">
            <text:p>4.68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04">
            <text:p>5.04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39">
            <text:p>6.3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7">
            <text:p>8.97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3">
            <text:p>9.4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3">
            <text:p>11.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.03263">
            <text:p>1.0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66918">
            <text:p>0.0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10981">
            <text:p>0.07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16376">
            <text:p>0.3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6048">
            <text:p>0.48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23781">
            <text:p>0.7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3502">
            <text:p>1.3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4715">
            <text:p>1.7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485">
            <text:p>2.5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8626">
            <text:p>4.86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78914">
            <text:p>9.79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3678">
            <text:p>12.37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4156">
            <text:p>15.4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3038">
            <text:p>19.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0.865">
            <text:p>0.87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1">
            <text:p>0.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8">
            <text:p>0.28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96">
            <text:p>0.5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6">
            <text:p>0.8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2">
            <text:p>1.22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1">
            <text:p>1.7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2">
            <text:p>2.52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3">
            <text:p>4.43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9">
            <text:p>6.79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14">
            <text:p>8.14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56">
            <text:p>9.56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9">
            <text:p>10.9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</table:table-row>
      </table:table>
      <table:table table:name="Sheet5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.03204">
            <text:p>1.0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71441">
            <text:p>0.0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09319">
            <text:p>0.07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01681">
            <text:p>0.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24595">
            <text:p>0.3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27699">
            <text:p>0.5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226">
            <text:p>1.2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68668">
            <text:p>1.69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6136">
            <text:p>2.36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46656">
            <text:p>5.47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97958">
            <text:p>9.98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4842">
            <text:p>12.48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7859">
            <text:p>15.79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8245">
            <text:p>18.8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</table:table-row>
      </table:table>
      <table:table table:name="Sheet6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0.861">
            <text:p>0.86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2">
            <text:p>0.15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9">
            <text:p>0.27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17">
            <text:p>0.42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6">
            <text:p>0.61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3">
            <text:p>0.8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14">
            <text:p>1.1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4">
            <text:p>1.5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2">
            <text:p>2.02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6">
            <text:p>2.6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27">
            <text:p>3.27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04">
            <text:p>4.0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99">
            <text:p>4.99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</table:table-row>
      </table:table>
      <table:table table:name="Sheet7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office:value-type="string">
            <text:p>Dimension</text:p>
          </table:table-cell>
          <table:table-cell office:value-type="string">
            <text:p>Execution time</text:p>
          </table:table-cell>
          <table:table-cell office:value-type="string">
            <text:p>Optimization</text:p>
          </table:table-cell>
          <table:table-cell office:value-type="string">
            <text:p>Metho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3782">
            <text:p>1.04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/>
          <table:table-cell>
            <draw:frame table:end-cell-address="Sheet7.L36" table:end-x="0.1598in" table:end-y="0.0677in" draw:z-index="0" draw:style-name="gr1" svg:width="5.2673in" svg:height="5.7161in" svg:x="0.2268in" svg:y="0.0673in">
              <draw:object draw:notify-on-update-of-ranges="Sheet7.A2:Sheet7.A2 Sheet7.A3:Sheet7.A85 Sheet7.B2:Sheet7.B2 Sheet7.B3:Sheet7.B85 Sheet7.A2:Sheet7.A2 Sheet7.A3:Sheet7.A85 Sheet7.C2:Sheet7.C2 Sheet7.C3:Sheet7.C85 Sheet7.A2:Sheet7.A2 Sheet7.A3:Sheet7.A85 Sheet7.D2:Sheet7.D2 Sheet7.D3:Sheet7.D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30835">
            <text:p>0.03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05147">
            <text:p>0.0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84242">
            <text:p>0.2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7271">
            <text:p>0.4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17411">
            <text:p>0.72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8849">
            <text:p>1.29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6707">
            <text:p>1.77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5907">
            <text:p>2.3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21581">
            <text:p>4.22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62838">
            <text:p>9.63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0808">
            <text:p>12.08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2639">
            <text:p>15.26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0461">
            <text:p>19.05</text:p>
          </table:table-cell>
          <table:table-cell office:value-type="string">
            <text:p><text:s/>"-O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92">
            <text:p>0.8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6">
            <text:p>0.11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3">
            <text:p>0.3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68">
            <text:p>0.57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5">
            <text:p>0.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96">
            <text:p>1.96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24">
            <text:p>4.24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68">
            <text:p>4.68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04">
            <text:p>5.04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39">
            <text:p>6.39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7">
            <text:p>8.97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3">
            <text:p>9.4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.3">
            <text:p>11.3</text:p>
          </table:table-cell>
          <table:table-cell office:value-type="string">
            <text:p><text:s/>"-O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3263">
            <text:p>1.0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66918">
            <text:p>0.0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10981">
            <text:p>0.07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16376">
            <text:p>0.3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6048">
            <text:p>0.48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23781">
            <text:p>0.7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3502">
            <text:p>1.3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4715">
            <text:p>1.7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485">
            <text:p>2.55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8626">
            <text:p>4.86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78914">
            <text:p>9.79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3678">
            <text:p>12.37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4156">
            <text:p>15.42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3038">
            <text:p>19.3</text:p>
          </table:table-cell>
          <table:table-cell office:value-type="string">
            <text:p><text:s/>"-O2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5">
            <text:p>0.87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01">
            <text:p>0.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8">
            <text:p>0.28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96">
            <text:p>0.5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6">
            <text:p>0.8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2">
            <text:p>1.22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1">
            <text:p>1.71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52">
            <text:p>2.52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43">
            <text:p>4.43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9">
            <text:p>6.79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14">
            <text:p>8.14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56">
            <text:p>9.56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9">
            <text:p>10.9</text:p>
          </table:table-cell>
          <table:table-cell office:value-type="string">
            <text:p><text:s/>"-O2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3204">
            <text:p>1.0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71441">
            <text:p>0.0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09319">
            <text:p>0.07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01681">
            <text:p>0.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24595">
            <text:p>0.3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27699">
            <text:p>0.53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226">
            <text:p>1.2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68668">
            <text:p>1.69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36136">
            <text:p>2.36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46656">
            <text:p>5.47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97958">
            <text:p>9.98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4842">
            <text:p>12.48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7859">
            <text:p>15.79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8245">
            <text:p>18.82</text:p>
          </table:table-cell>
          <table:table-cell office:value-type="string">
            <text:p><text:s/>"-O3"</text:p>
          </table:table-cell>
          <table:table-cell office:value-type="string">
            <text:p><text:s/>"template metaprogramming"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1">
            <text:p>0.86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2">
            <text:p>0.15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9">
            <text:p>0.27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17">
            <text:p>0.42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6">
            <text:p>0.61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3">
            <text:p>0.8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14">
            <text:p>1.1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4">
            <text:p>1.5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2">
            <text:p>2.02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6">
            <text:p>2.6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27">
            <text:p>3.27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04">
            <text:p>4.04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99">
            <text:p>4.99</text:p>
          </table:table-cell>
          <table:table-cell office:value-type="string">
            <text:p><text:s/>"-O3"</text:p>
          </table:table-cell>
          <table:table-cell office:value-type="string">
            <text:p><text:s/>"for loops" </text:p>
          </table:table-cell>
          <table:table-cell table:number-columns-repeated="2"/>
        </table:table-row>
      </table:table>
      <table:table table:name="Sheet8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9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0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1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4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5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16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1">03/21/2008</text:date>, <text:time>00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date>2008-03-21T00:31:06</dc:date>
    <meta:editing-cycles>5</meta:editing-cycles>
    <meta:editing-duration>PT15M55S</meta:editing-duration>
    <meta:user-defined meta:name="Info 1"/>
    <meta:user-defined meta:name="Info 2"/>
    <meta:user-defined meta:name="Info 3"/>
    <meta:user-defined meta:name="Info 4"/>
    <meta:document-statistic meta:table-count="16" meta:cell-count="6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38cm" svg:height="14.52cm" chart:class="chart:scatter" chart:style-name="ch1">
        <chart:legend chart:legend-position="end" svg:x="10.092cm" svg:y="6.451cm" chart:style-name="ch2"/>
        <chart:plot-area chart:style-name="ch3" table:cell-range-address="Sheet7.A2:Sheet7.D85" chart:data-source-has-labels="row" svg:x="0.267cm" svg:y="0.29cm" svg:width="9.558cm" svg:height="13.6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3:Sheet7.B85" chart:label-cell-address="Sheet7.B2:Sheet7.B2" chart:class="chart:scatter">
            <chart:domain table:cell-range-address="Sheet7.A3:Sheet7.A85"/>
            <chart:data-point chart:repeated="83"/>
          </chart:series>
          <chart:series chart:style-name="ch7" chart:values-cell-range-address="Sheet7.C3:Sheet7.C85" chart:label-cell-address="Sheet7.C2:Sheet7.C2" chart:class="chart:scatter">
            <chart:data-point chart:repeated="83"/>
          </chart:series>
          <chart:series chart:style-name="ch8" chart:values-cell-range-address="Sheet7.D3:Sheet7.D85" chart:label-cell-address="Sheet7.D2:Sheet7.D2" chart:class="chart:scatter">
            <chart:data-point chart:repeated="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4</text:p>
              </table:table-cell>
              <table:table-cell office:value-type="string">
                <text:p> "-O"</text:p>
              </table:table-cell>
              <table:table-cell office:value-type="string">
                <text:p> "template metaprogramming" 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0.0330835">
                <text:p>0.03308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">
                <text:p>4</text:p>
              </table:table-cell>
              <table:table-cell office:value-type="float" office:value="0.0605147">
                <text:p>0.0605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">
                <text:p>5</text:p>
              </table:table-cell>
              <table:table-cell office:value-type="float" office:value="0.284242">
                <text:p>0.284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">
                <text:p>6</text:p>
              </table:table-cell>
              <table:table-cell office:value-type="float" office:value="0.477271">
                <text:p>0.477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">
                <text:p>7</text:p>
              </table:table-cell>
              <table:table-cell office:value-type="float" office:value="0.717411">
                <text:p>0.717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">
                <text:p>8</text:p>
              </table:table-cell>
              <table:table-cell office:value-type="float" office:value="1.28849">
                <text:p>1.28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9">
                <text:p>9</text:p>
              </table:table-cell>
              <table:table-cell office:value-type="float" office:value="1.76707">
                <text:p>1.767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0">
                <text:p>10</text:p>
              </table:table-cell>
              <table:table-cell office:value-type="float" office:value="2.35907">
                <text:p>2.359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1">
                <text:p>11</text:p>
              </table:table-cell>
              <table:table-cell office:value-type="float" office:value="4.21581">
                <text:p>4.21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2">
                <text:p>12</text:p>
              </table:table-cell>
              <table:table-cell office:value-type="float" office:value="9.62838">
                <text:p>9.62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3">
                <text:p>13</text:p>
              </table:table-cell>
              <table:table-cell office:value-type="float" office:value="12.0808">
                <text:p>12.08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">
                <text:p>14</text:p>
              </table:table-cell>
              <table:table-cell office:value-type="float" office:value="15.2639">
                <text:p>15.2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5">
                <text:p>15</text:p>
              </table:table-cell>
              <table:table-cell office:value-type="float" office:value="19.0461">
                <text:p>19.0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">
                <text:p>2</text:p>
              </table:table-cell>
              <table:table-cell office:value-type="float" office:value="0.892">
                <text:p>0.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">
                <text:p>3</text:p>
              </table:table-cell>
              <table:table-cell office:value-type="float" office:value="0.106">
                <text:p>0.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4">
                <text:p>4</text:p>
              </table:table-cell>
              <table:table-cell office:value-type="float" office:value="0.333">
                <text:p>0.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5">
                <text:p>5</text:p>
              </table:table-cell>
              <table:table-cell office:value-type="float" office:value="0.568">
                <text:p>0.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6">
                <text:p>6</text:p>
              </table:table-cell>
              <table:table-cell office:value-type="float" office:value="0.895">
                <text:p>0.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7">
                <text:p>7</text:p>
              </table:table-cell>
              <table:table-cell office:value-type="float" office:value="1.38">
                <text:p>1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8">
                <text:p>8</text:p>
              </table:table-cell>
              <table:table-cell office:value-type="float" office:value="1.96">
                <text:p>1.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9">
                <text:p>9</text:p>
              </table:table-cell>
              <table:table-cell office:value-type="float" office:value="4.24">
                <text:p>4.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0">
                <text:p>10</text:p>
              </table:table-cell>
              <table:table-cell office:value-type="float" office:value="4.68">
                <text:p>4.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1">
                <text:p>11</text:p>
              </table:table-cell>
              <table:table-cell office:value-type="float" office:value="5.04">
                <text:p>5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2">
                <text:p>12</text:p>
              </table:table-cell>
              <table:table-cell office:value-type="float" office:value="6.39">
                <text:p>6.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3">
                <text:p>13</text:p>
              </table:table-cell>
              <table:table-cell office:value-type="float" office:value="8.97">
                <text:p>8.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4">
                <text:p>14</text:p>
              </table:table-cell>
              <table:table-cell office:value-type="float" office:value="9.43">
                <text:p>9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5">
                <text:p>15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">
                <text:p>2</text:p>
              </table:table-cell>
              <table:table-cell office:value-type="float" office:value="1.03263">
                <text:p>1.03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">
                <text:p>3</text:p>
              </table:table-cell>
              <table:table-cell office:value-type="float" office:value="0.0266918">
                <text:p>0.0266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">
                <text:p>4</text:p>
              </table:table-cell>
              <table:table-cell office:value-type="float" office:value="0.0710981">
                <text:p>0.0710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5">
                <text:p>5</text:p>
              </table:table-cell>
              <table:table-cell office:value-type="float" office:value="0.316376">
                <text:p>0.316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">
                <text:p>6</text:p>
              </table:table-cell>
              <table:table-cell office:value-type="float" office:value="0.476048">
                <text:p>0.476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7">
                <text:p>7</text:p>
              </table:table-cell>
              <table:table-cell office:value-type="float" office:value="0.723781">
                <text:p>0.7237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">
                <text:p>8</text:p>
              </table:table-cell>
              <table:table-cell office:value-type="float" office:value="1.3502">
                <text:p>1.3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9">
                <text:p>9</text:p>
              </table:table-cell>
              <table:table-cell office:value-type="float" office:value="1.74715">
                <text:p>1.747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0">
                <text:p>10</text:p>
              </table:table-cell>
              <table:table-cell office:value-type="float" office:value="2.5485">
                <text:p>2.5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1">
                <text:p>11</text:p>
              </table:table-cell>
              <table:table-cell office:value-type="float" office:value="4.8626">
                <text:p>4.8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2">
                <text:p>12</text:p>
              </table:table-cell>
              <table:table-cell office:value-type="float" office:value="9.78914">
                <text:p>9.789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3">
                <text:p>13</text:p>
              </table:table-cell>
              <table:table-cell office:value-type="float" office:value="12.3678">
                <text:p>12.3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4">
                <text:p>14</text:p>
              </table:table-cell>
              <table:table-cell office:value-type="float" office:value="15.4156">
                <text:p>15.4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5">
                <text:p>15</text:p>
              </table:table-cell>
              <table:table-cell office:value-type="float" office:value="19.3038">
                <text:p>19.3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">
                <text:p>2</text:p>
              </table:table-cell>
              <table:table-cell office:value-type="float" office:value="0.865">
                <text:p>0.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">
                <text:p>3</text:p>
              </table:table-cell>
              <table:table-cell office:value-type="float" office:value="0.101">
                <text:p>0.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">
                <text:p>4</text:p>
              </table:table-cell>
              <table:table-cell office:value-type="float" office:value="0.278">
                <text:p>0.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5">
                <text:p>5</text:p>
              </table:table-cell>
              <table:table-cell office:value-type="float" office:value="0.496">
                <text:p>0.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6">
                <text:p>6</text:p>
              </table:table-cell>
              <table:table-cell office:value-type="float" office:value="0.806">
                <text:p>0.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">
                <text:p>7</text:p>
              </table:table-cell>
              <table:table-cell office:value-type="float" office:value="1.22">
                <text:p>1.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8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9">
                <text:p>9</text:p>
              </table:table-cell>
              <table:table-cell office:value-type="float" office:value="2.52">
                <text:p>2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1">
                <text:p>11</text:p>
              </table:table-cell>
              <table:table-cell office:value-type="float" office:value="4.43">
                <text:p>4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2">
                <text:p>12</text:p>
              </table:table-cell>
              <table:table-cell office:value-type="float" office:value="6.79">
                <text:p>6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3">
                <text:p>13</text:p>
              </table:table-cell>
              <table:table-cell office:value-type="float" office:value="8.14">
                <text:p>8.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4">
                <text:p>14</text:p>
              </table:table-cell>
              <table:table-cell office:value-type="float" office:value="9.56">
                <text:p>9.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5">
                <text:p>15</text:p>
              </table:table-cell>
              <table:table-cell office:value-type="float" office:value="10.9">
                <text:p>1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2">
                <text:p>2</text:p>
              </table:table-cell>
              <table:table-cell office:value-type="float" office:value="1.03204">
                <text:p>1.03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3">
                <text:p>3</text:p>
              </table:table-cell>
              <table:table-cell office:value-type="float" office:value="0.0271441">
                <text:p>0.027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4">
                <text:p>4</text:p>
              </table:table-cell>
              <table:table-cell office:value-type="float" office:value="0.0709319">
                <text:p>0.0709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">
                <text:p>5</text:p>
              </table:table-cell>
              <table:table-cell office:value-type="float" office:value="0.201681">
                <text:p>0.201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">
                <text:p>6</text:p>
              </table:table-cell>
              <table:table-cell office:value-type="float" office:value="0.324595">
                <text:p>0.324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7">
                <text:p>7</text:p>
              </table:table-cell>
              <table:table-cell office:value-type="float" office:value="0.527699">
                <text:p>0.5276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8">
                <text:p>8</text:p>
              </table:table-cell>
              <table:table-cell office:value-type="float" office:value="1.2226">
                <text:p>1.2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9">
                <text:p>9</text:p>
              </table:table-cell>
              <table:table-cell office:value-type="float" office:value="1.68668">
                <text:p>1.68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0">
                <text:p>10</text:p>
              </table:table-cell>
              <table:table-cell office:value-type="float" office:value="2.36136">
                <text:p>2.36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1">
                <text:p>11</text:p>
              </table:table-cell>
              <table:table-cell office:value-type="float" office:value="5.46656">
                <text:p>5.46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2">
                <text:p>12</text:p>
              </table:table-cell>
              <table:table-cell office:value-type="float" office:value="9.97958">
                <text:p>9.979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">
                <text:p>13</text:p>
              </table:table-cell>
              <table:table-cell office:value-type="float" office:value="12.4842">
                <text:p>12.48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4">
                <text:p>14</text:p>
              </table:table-cell>
              <table:table-cell office:value-type="float" office:value="15.7859">
                <text:p>15.78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5">
                <text:p>15</text:p>
              </table:table-cell>
              <table:table-cell office:value-type="float" office:value="18.8245">
                <text:p>18.8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2">
                <text:p>2</text:p>
              </table:table-cell>
              <table:table-cell office:value-type="float" office:value="0.861">
                <text:p>0.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4">
                <text:p>4</text:p>
              </table:table-cell>
              <table:table-cell office:value-type="float" office:value="0.152">
                <text:p>0.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5">
                <text:p>5</text:p>
              </table:table-cell>
              <table:table-cell office:value-type="float" office:value="0.269">
                <text:p>0.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6">
                <text:p>6</text:p>
              </table:table-cell>
              <table:table-cell office:value-type="float" office:value="0.417">
                <text:p>0.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">
                <text:p>7</text:p>
              </table:table-cell>
              <table:table-cell office:value-type="float" office:value="0.606">
                <text:p>0.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8">
                <text:p>8</text:p>
              </table:table-cell>
              <table:table-cell office:value-type="float" office:value="0.843">
                <text:p>0.8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9">
                <text:p>9</text:p>
              </table:table-cell>
              <table:table-cell office:value-type="float" office:value="1.14">
                <text:p>1.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0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1">
                <text:p>11</text:p>
              </table:table-cell>
              <table:table-cell office:value-type="float" office:value="2.02">
                <text:p>2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2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3">
                <text:p>13</text:p>
              </table:table-cell>
              <table:table-cell office:value-type="float" office:value="3.27">
                <text:p>3.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4">
                <text:p>14</text:p>
              </table:table-cell>
              <table:table-cell office:value-type="float" office:value="4.04">
                <text:p>4.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5">
                <text:p>15</text:p>
              </table:table-cell>
              <table:table-cell office:value-type="float" office:value="4.99">
                <text:p>4.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